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dffe7"/>
    </style:style>
    <style:style style:name="P2" style:family="paragraph" style:parent-style-name="Heading_20_2">
      <style:text-properties fo:language="ru" fo:country="RU" officeooo:rsid="000bc488" officeooo:paragraph-rsid="000bc488"/>
    </style:style>
    <style:style style:name="P3" style:family="paragraph" style:parent-style-name="Heading_20_2">
      <style:text-properties officeooo:rsid="000dffe7" officeooo:paragraph-rsid="000dffe7"/>
    </style:style>
    <style:style style:name="P4" style:family="paragraph" style:parent-style-name="Heading_20_3">
      <style:text-properties officeooo:rsid="000f0408" officeooo:paragraph-rsid="000f0408"/>
    </style:style>
    <style:style style:name="P5" style:family="paragraph" style:parent-style-name="Text_20_body" style:list-style-name="L1">
      <style:text-properties officeooo:paragraph-rsid="000bc488"/>
    </style:style>
    <style:style style:name="P6" style:family="paragraph" style:parent-style-name="Text_20_body" style:list-style-name="L1">
      <style:text-properties officeooo:rsid="000bc488" officeooo:paragraph-rsid="000bc488"/>
    </style:style>
    <style:style style:name="P7" style:family="paragraph" style:parent-style-name="Text_20_body" style:list-style-name="L2">
      <style:text-properties officeooo:paragraph-rsid="000bc488"/>
    </style:style>
    <style:style style:name="P8" style:family="paragraph" style:parent-style-name="Text_20_body" style:list-style-name="L2">
      <style:text-properties fo:language="ru" fo:country="RU" officeooo:rsid="000bc488" officeooo:paragraph-rsid="000bc488"/>
    </style:style>
    <style:style style:name="P9" style:family="paragraph" style:parent-style-name="Text_20_body" style:list-style-name="L1">
      <style:text-properties fo:color="#000000" officeooo:paragraph-rsid="000bc488" fo:background-color="transparent"/>
    </style:style>
    <style:style style:name="P10" style:family="paragraph" style:parent-style-name="Text_20_body" style:list-style-name="L3">
      <style:text-properties officeooo:paragraph-rsid="000f0408"/>
    </style:style>
    <style:style style:name="P11" style:family="paragraph" style:parent-style-name="Text_20_body" style:list-style-name="L3">
      <style:text-properties officeooo:rsid="000f0408" officeooo:paragraph-rsid="000f0408"/>
    </style:style>
    <style:style style:name="P12" style:family="paragraph" style:parent-style-name="Text_20_body" style:list-style-name="L4">
      <style:text-properties officeooo:rsid="00102753" officeooo:paragraph-rsid="00102753"/>
    </style:style>
    <style:style style:name="P13" style:family="paragraph" style:parent-style-name="Text_20_body" style:list-style-name="L4">
      <style:text-properties fo:font-style="normal" officeooo:rsid="00102753" officeooo:paragraph-rsid="00102753" style:font-style-asian="normal" style:font-style-complex="normal"/>
    </style:style>
    <style:style style:name="P14" style:family="paragraph" style:parent-style-name="Text_20_body">
      <style:text-properties fo:font-style="normal" officeooo:rsid="00102753" officeooo:paragraph-rsid="00102753" style:font-style-asian="normal" style:font-style-complex="normal"/>
    </style:style>
    <style:style style:name="P15" style:family="paragraph" style:parent-style-name="Text_20_body">
      <style:text-properties fo:font-style="normal" fo:font-weight="bold" officeooo:rsid="0010f6d0" officeooo:paragraph-rsid="0010f6d0" style:font-style-asian="normal" style:font-weight-asian="bold" style:font-style-complex="normal" style:font-weight-complex="bold"/>
    </style:style>
    <style:style style:name="P16" style:family="paragraph" style:parent-style-name="Text_20_body">
      <style:text-properties fo:font-style="normal" fo:font-weight="bold" officeooo:rsid="00121cdf" officeooo:paragraph-rsid="00121cdf" style:font-style-asian="normal" style:font-weight-asian="bold" style:font-style-complex="normal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bc488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officeooo:rsid="000cdca7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Droid Sans Mono" fo:font-size="10.5pt" fo:font-weight="normal"/>
    </style:style>
    <style:style style:name="T7" style:family="text">
      <style:text-properties style:font-name="Droid Sans Mono" fo:font-size="10.5pt" fo:font-weight="normal" officeooo:rsid="000cdca7"/>
    </style:style>
    <style:style style:name="T8" style:family="text">
      <style:text-properties style:font-name="Droid Sans Mono" fo:font-size="10.5pt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21cd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Организация на момент 05.04.23:</text:h>
      <text:h text:style-name="P4" text:outline-level="3">Глобальные объекты:</text:h>
      <text:list xml:id="list759836002" text:style-name="L1">
        <text:list-item>
          <text:p text:style-name="P6"><text:span text:style-name="T1">Глобальный объект </text:span><text:span text:style-name="T3">Price</text:span><text:span text:style-name="T1"> - это многоуровневый словарь. У него есть два "верхних свойства": </text:span></text:p>
        </text:list-item>
      </text:list>
      <text:list xml:id="list2666528031" text:style-name="L2">
        <text:list-item>
          <text:list>
            <text:list-item>
              <text:p text:style-name="P8">последняя цена - здесь указываются последние прошлые цены самых разных активов и дата, дата одна по активам не меняется.</text:p>
            </text:list-item>
            <text:list-item>
              <text:p text:style-name="P7"><text:span text:style-name="T4">ё</text:span><text:span text:style-name="T2">актуальная цена - здесь указывается актуальная цена разных активов, дата опять-таки одна.</text:span></text:p>
            </text:list-item>
          </text:list>
        </text:list-item>
      </text:list>
      <text:list xml:id="list170536333585072" text:continue-list="list759836002" text:style-name="L1">
        <text:list-item>
          <text:p text:style-name="P5">Глобальный объект <text:span text:style-name="T9">global_pure_price_mov</text:span> <text:s/>- объект, в котором по ключам дат указано чистое ежедневное движение актива за вычетом движения битка. <text:span text:style-name="T5"><text:s/>Отсутствует деление на активы, соответственно, при отслеживании нескольких активов всё сбивается в одну кучу.</text:span></text:p>
        </text:list-item>
        <text:list-item>
          <text:p text:style-name="P9">Глобальный объект <text:span text:style-name="T8">today_pure_price_mov</text:span><text:span text:style-name="T6"> </text:span><text:span text:style-name="T7"><text:s/>- словарь в котором хранится информация о чистом ценовом движении актива внутри дня()</text:span></text:p>
        </text:list-item>
      </text:list>
      <text:h text:style-name="P4" text:outline-level="3">Процедура:</text:h>
      <text:list xml:id="list1029590495" text:style-name="L3">
        <text:list-item>
          <text:p text:style-name="P10"><text:span text:style-name="T2">П</text:span><text:span text:style-name="T4">еред началом отслеживания каждой монеты первоначально запрашивается информация о недельном движении этой монеты + недельном движении битка.</text:span></text:p>
        </text:list-item>
        <text:list-item>
          <text:p text:style-name="P11"><text:span text:style-name="T4">К</text:span><text:span text:style-name="T1">оманда History - получаем информацию о ценах битка за прошедшую неделю.</text:span></text:p>
        </text:list-item>
      </text:list>
      <text:h text:style-name="P3" text:outline-level="2">Вариант организации со стейтом:</text:h>
      <text:list xml:id="list2166926557" text:style-name="L4">
        <text:list-item>
          <text:p text:style-name="P12">История битка за неделю: получаем один раз+изменяем стейт. С данным стейтом все последующие запросы будут направляться в локалСторадж без запросов на сервак. <text:span text:style-name="T5">Пока нет изменений в части наступления следующего дня.</text:span></text:p>
        </text:list-item>
        <text:list-item>
          <text:p text:style-name="P13">Запрос информации по чистому ценовому движению альта: </text:p>
          <text:list>
            <text:list-item>
              <text:p text:style-name="P13">в первый раз как обычно. </text:p>
            </text:list-item>
            <text:list-item>
              <text:p text:style-name="P13">при запросе после запроса истории данные по вчерашнему битку берутся из локалСторадж</text:p>
            </text:list-item>
          </text:list>
        </text:list-item>
      </text:list>
      <text:p text:style-name="P14"/>
      <text:p text:style-name="P14">price = {</text:p>
      <text:p text:style-name="P15">'<text:span text:style-name="T10">coins_</text:span>last_price<text:span text:style-name="T10">s</text:span>' : {</text:p>
      <text:p text:style-name="P15"><text:tab/>coin<text:span text:style-name="T10">_1</text:span>:{</text:p>
      <text:p text:style-name="P16"><text:tab/>"вчерашняя дата":</text:p>
      <text:p text:style-name="P16"><text:tab/>"вчерашняя цена":</text:p>
      <text:p text:style-name="P16"><text:tab/>"последняя сегодняшняя цена":</text:p>
      <text:p text:style-name="P15">}<text:span text:style-name="T10">,</text:span></text:p>
      <text:p text:style-name="P16"><text:soft-page-break/><text:tab/>coin_2: {},</text:p>
      <text:p text:style-name="P15">}<text:span text:style-name="T10">,</text:span></text:p>
      <text:p text:style-name="P16">bitcoin_history: {}</text:p>
      <text:p text:style-name="P16">чистое ценовое движение альтов: {</text:p>
      <text:p text:style-name="P16"><text:tab/>альт_1:{</text:p>
      <text:p text:style-name="P16"><text:tab/>history:<text:tab/>,</text:p>
      <text:p text:style-name="P16"><text:tab/>today_mov:</text:p>
      <text:p text:style-name="P16">}</text:p>
      <text:p text:style-name="P16">}</text:p>
      <text:p text:style-name="P14">}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5T12:03:15.004070367</meta:creation-date>
    <meta:generator>LibreOffice/6.4.7.2$Linux_X86_64 LibreOffice_project/40$Build-2</meta:generator>
    <dc:date>2023-04-06T17:05:35.981697302</dc:date>
    <meta:editing-duration>PT4H10M46S</meta:editing-duration>
    <meta:editing-cycles>3</meta:editing-cycles>
    <meta:document-statistic meta:table-count="0" meta:image-count="0" meta:object-count="0" meta:page-count="2" meta:paragraph-count="32" meta:word-count="229" meta:character-count="1580" meta:non-whitespace-character-count="1380"/>
  </office:meta>
</office:document-meta>
</file>